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1"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225891515271675860"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5693064812455031587"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1198515810577265106" text:style-name="L3">
        <text:list-item>
          <text:list>
            <text:list-header>
              <text:p text:style-name="P101">5.5 miles averaging 12:27/mile</text:p>
              <text:p text:style-name="P101">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6169995194552053749"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369944497501073867"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4122261792997315257"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5075574575696537101"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1128012852393334404"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9315188" text:continue-list="list5075574575696537101"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10"><text:span text:style-name="T2"/></text:p>
      <text:p text:style-name="P10"><text:span text:style-name="T2">Tues Sept 15, 2020 </text:span>2 miles</text:p>
      <text:p text:style-name="P10"><text:span text:style-name="T2">I ran 2 miles out and back on hilly Limber Rd in 10:31+8:57 = 19:28 (9:44/mile)</text:span></text:p>
      <text:p text:style-name="P10"><text:span text:style-name="T2"/></text:p>
      <text:p text:style-name="P10"><text:span text:style-name="T2">Wed Sept 16, 2020 </text:span>2 miles</text:p>
      <text:p text:style-name="P10"><text:span text:style-name="T2">I ran 2 miles around the Allegheny football field with socks and no shoes and averaged <text:s/>10:00/mile. <text:s/>If you run 4.5 times around the field including the end zones and the areas that include the benches the distance is 20 yards short of a mile. </text:span></text:p>
      <text:p text:style-name="P10"><text:span text:style-name="T2"/></text:p>
      <text:p text:style-name="P10"><text:span text:style-name="T2"/></text:p>
      <text:p text:style-name="P10"><text:span text:style-name="T2"/></text:p>
      <text:p text:style-name="P111"/>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oft-page-break/><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075320358494914992"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6T19:09:45.94</dc:date>
    <dc:creator>James Lombardi</dc:creator>
    <meta:editing-duration>P7DT1H5M28S</meta:editing-duration>
    <meta:editing-cycles>594</meta:editing-cycles>
    <meta:generator>OpenOffice/4.1.2$Win32 OpenOffice.org_project/412m3$Build-9782</meta:generator>
    <meta:document-statistic meta:table-count="0" meta:image-count="0" meta:object-count="0" meta:page-count="71" meta:paragraph-count="1976" meta:word-count="22104" meta:character-count="111467"/>
  </office:meta>
</office:document-meta>
</file>